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add58a" draw:textarea-horizontal-align="justify" draw:textarea-vertical-align="middle" draw:auto-grow-height="false" fo:min-height="11.516cm" fo:min-width="4.74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65c295" draw:textarea-horizontal-align="justify" draw:textarea-vertical-align="middle" draw:auto-grow-height="false" fo:min-height="2.934cm" fo:min-width="2.632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2.935cm" fo:min-width="2.63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0.628cm" fo:min-width="0.4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4.007cm" fo:min-width="3.689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_32__20_Dots_20_1_20_Dash" svg:stroke-width="0.035cm" draw:marker-start-width="0.252cm" draw:marker-end-width="0.252cm" draw:fill-color="#bce4e5" draw:textarea-horizontal-align="justify" draw:textarea-vertical-align="middle" draw:auto-grow-height="false" fo:min-height="2.398cm" fo:min-width="3.6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f37b70" draw:textarea-horizontal-align="justify" draw:textarea-vertical-align="middle" draw:auto-grow-height="false" fo:min-height="2.934cm" fo:min-width="2.633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_32__20_Dots_20_1_20_Dash" svg:stroke-width="0.035cm" draw:marker-start-width="0.252cm" draw:marker-end-width="0.252cm" draw:fill-color="#f8aa97" draw:textarea-horizontal-align="justify" draw:textarea-vertical-align="middle" draw:auto-grow-height="false" fo:min-height="2.934cm" fo:min-width="2.633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2.934cm" fo:min-width="2.633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0.628cm" fo:min-width="0.4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_32__20_Dots_20_1_20_Dash" svg:stroke-width="0.035cm" draw:marker-start-width="0.252cm" draw:marker-end-width="0.252cm" draw:fill-color="#bce4e5" draw:textarea-horizontal-align="justify" draw:textarea-vertical-align="middle" draw:auto-grow-height="false" fo:min-height="1.057cm" fo:min-width="1.578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_32__20_Dots_20_1_20_Dash" svg:stroke-width="0.035cm" draw:marker-start-width="0.252cm" draw:marker-end-width="0.252cm" draw:fill-color="#bce4e5" draw:opacity="89%" draw:textarea-horizontal-align="justify" draw:textarea-vertical-align="middle" draw:auto-grow-height="false" fo:min-height="1.562cm" fo:min-width="1.277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1.861cm" fo:min-width="3.689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solid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  <style:text-properties fo:font-size="10.5pt"/>
    </style:style>
    <style:style style:name="P3" style:family="paragraph">
      <loext:graphic-properties draw:fill-color="#65c295"/>
      <style:paragraph-properties fo:text-align="center"/>
      <style:text-properties fo:font-size="10.5pt"/>
    </style:style>
    <style:style style:name="P4" style:family="paragraph">
      <loext:graphic-properties draw:fill-color="#dddddd"/>
      <style:paragraph-properties fo:text-align="center"/>
      <style:text-properties fo:font-size="10.5pt"/>
    </style:style>
    <style:style style:name="P5" style:family="paragraph">
      <loext:graphic-properties draw:fill-color="#f9a870"/>
      <style:paragraph-properties fo:text-align="center"/>
      <style:text-properties fo:font-size="10.5pt" style:font-size-asian="18pt" style:font-size-complex="18pt"/>
    </style:style>
    <style:style style:name="P6" style:family="paragraph">
      <style:paragraph-properties fo:text-align="center"/>
      <style:text-properties fo:font-size="10.5pt"/>
    </style:style>
    <style:style style:name="P7" style:family="paragraph">
      <loext:graphic-properties draw:fill-color="#bce4e5"/>
      <style:paragraph-properties fo:text-align="center"/>
      <style:text-properties fo:font-size="10.5pt"/>
    </style:style>
    <style:style style:name="P8" style:family="paragraph">
      <loext:graphic-properties draw:fill-color="#f37b70"/>
      <style:paragraph-properties fo:text-align="center"/>
      <style:text-properties fo:font-size="10.5pt"/>
    </style:style>
    <style:style style:name="P9" style:family="paragraph">
      <loext:graphic-properties draw:fill-color="#f8aa97"/>
      <style:paragraph-properties fo:text-align="center"/>
      <style:text-properties fo:font-size="10.5pt"/>
    </style:style>
    <style:style style:name="P10" style:family="paragraph">
      <loext:graphic-properties draw:fill-color="#dddddd"/>
      <style:paragraph-properties fo:text-align="center"/>
      <style:text-properties fo:font-size="10.5pt" style:font-size-asian="18pt" style:font-size-complex="18pt"/>
    </style:style>
    <style:style style:name="P11" style:family="paragraph">
      <loext:graphic-properties draw:fill-color="#bce4e5" draw:opacity="89%"/>
      <style:paragraph-properties fo:text-align="center"/>
      <style:text-properties fo:font-size="10pt" style:font-size-asian="9pt" style:font-size-complex="9pt"/>
    </style:style>
    <style:style style:name="P12" style:family="paragraph">
      <loext:graphic-properties draw:fill-color="#dddddd"/>
      <style:paragraph-properties fo:text-align="center"/>
      <style:text-properties fo:font-size="10.5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.5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78cm" svg:height="11.8cm" svg:x="14.722cm" svg:y="1.5cm">
          <text:p text:style-name="P1"><text:span text:style-name="T1">Automatic</text:span></text:p>
          <text:p text:style-name="P1"><text:span text:style-name="T1">Assessment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66cm" svg:height="3.218cm" svg:x="15.778cm" svg:y="2.573cm">
          <text:p text:style-name="P1"><text:span text:style-name="T1">JavaScript</text:span></text:p>
          <text:p text:style-name="P1"><text:span text:style-name="T1">Marking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166cm" svg:height="3.219cm" svg:x="15.778cm" svg:y="9.116cm">
          <text:p text:style-name="P1"><text:span text:style-name="T1">Other</text:span></text:p>
          <text:p text:style-name="P1"><text:span text:style-name="T1">Marking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1.9cm" svg:height="1.824cm" svg:x="14.3cm" svg:y="3.216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2" draw:id="id2" draw:layer="layout" svg:width="4.223cm" svg:height="4.291cm" svg:x="7.333cm" svg:y="4.718cm">
          <text:p text:style-name="P1"><text:span text:style-name="T1">Hyperledger</text:span></text:p>
          <text:p text:style-name="P1"><text:span text:style-name="T1">Composer</text:span></text:p>
          <text:p text:style-name="P1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23cm" svg:height="2.682cm" svg:x="7.333cm" svg:y="9.009cm">
          <text:p text:style-name="P1"><text:span text:style-name="T1">Hyperledger</text:span></text:p>
          <text:p text:style-name="P1"><text:span text:style-name="T1">Fabric</text:span></text:p>
          <text:p text:style-name="P1"><text:span text:style-name="T1">Blockch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1.9cm" svg:height="1.824cm" svg:x="6.383cm" svg:y="6.005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4" draw:id="id4" draw:layer="layout" svg:width="3.167cm" svg:height="3.218cm" svg:x="1cm" svg:y="1.5cm">
          <text:p text:style-name="P1"><text:span text:style-name="T1">Learn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3.167cm" svg:height="3.218cm" svg:x="1cm" svg:y="5.791cm">
          <text:p text:style-name="P1"><text:span text:style-name="T1">Teach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3.167cm" svg:height="3.218cm" svg:x="1cm" svg:y="10.082cm">
          <text:p text:style-name="P1"><text:span text:style-name="T1">Public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9cm" svg:height="1.824cm" svg:x="14.3cm" svg:y="9.76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7" draw:layer="layout" svg:width="2.111cm" svg:height="2.145cm" svg:x="10.5cm" svg:y="11.155cm">
          <text:p text:style-name="P1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1" draw:layer="layout" svg:width="2.111cm" svg:height="2.145cm" svg:x="6.278cm" svg:y="11.155cm">
          <text:p text:style-name="P1"><text:span text:style-name="T3">Certificate</text:span></text:p>
          <text:p text:style-name="P1"><text:span text:style-name="T3">Authorit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076.461769115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12" xml:id="id7" draw:id="id7" draw:layer="layout" svg:width="4.223cm" svg:height="2.145cm" svg:x="7.333cm" svg:y="1.5cm">
          <text:p text:style-name="P1"><text:span text:style-name="T4">Content</text:span></text:p>
          <text:p text:style-name="P1"><text:span text:style-name="T4">Delivery</text:span></text:p>
          <text:p text:style-name="P1"><text:span text:style-name="T4">Services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draw:type="line" svg:x1="14.3cm" svg:y1="4.128cm" svg:x2="11.556cm" svg:y2="6.863cm" draw:start-shape="id1" draw:start-glue-point="5" draw:end-shape="id2" draw:end-glue-point="1" svg:d="M14300 4128l-2744 2735" svg:viewBox="0 0 2745 2736">
          <text:p/>
        </draw:connector>
        <draw:connector draw:style-name="gr15" draw:text-style-name="P13" draw:layer="layout" draw:type="line" svg:x1="6.383cm" svg:y1="6.917cm" svg:x2="4.167cm" svg:y2="3.109cm" draw:start-shape="id3" draw:start-glue-point="5" draw:end-shape="id4" draw:end-glue-point="1" svg:d="M6383 6917l-2216-3808" svg:viewBox="0 0 2217 3809">
          <text:p/>
        </draw:connector>
        <draw:connector draw:style-name="gr15" draw:text-style-name="P13" draw:layer="layout" draw:type="line" svg:x1="6.383cm" svg:y1="6.917cm" svg:x2="4.167cm" svg:y2="7.4cm" draw:start-shape="id3" draw:start-glue-point="5" draw:end-shape="id5" svg:d="M6383 6917l-2216 483" svg:viewBox="0 0 2217 484">
          <text:p/>
        </draw:connector>
        <draw:connector draw:style-name="gr16" draw:text-style-name="P13" draw:layer="layout" draw:type="line" svg:x1="6.383cm" svg:y1="6.917cm" svg:x2="4.167cm" svg:y2="11.691cm" draw:start-shape="id3" draw:start-glue-point="5" draw:end-shape="id6" draw:end-glue-point="1" svg:d="M6383 6917l-2216 4774" svg:viewBox="0 0 2217 4775">
          <text:p/>
        </draw:connector>
        <draw:connector draw:style-name="gr14" draw:text-style-name="P13" draw:layer="layout" draw:type="line" svg:x1="4.167cm" svg:y1="3.109cm" svg:x2="7.333cm" svg:y2="2.572cm" draw:start-shape="id4" draw:start-glue-point="1" draw:end-shape="id7" draw:end-glue-point="3" svg:d="M4167 3109l3166-537" svg:viewBox="0 0 3167 538">
          <text:p/>
        </draw:connector>
        <draw:connector draw:style-name="gr15" draw:text-style-name="P13" draw:layer="layout" draw:type="line" svg:x1="4.167cm" svg:y1="7.4cm" svg:x2="7.333cm" svg:y2="2.572cm" draw:start-shape="id5" draw:start-glue-point="1" draw:end-shape="id7" draw:end-glue-point="3" svg:d="M4167 7400l3166-4828" svg:viewBox="0 0 3167 4829">
          <text:p/>
        </draw:connector>
        <draw:connector draw:style-name="gr16" draw:text-style-name="P13" draw:layer="layout" draw:type="line" svg:x1="14.3cm" svg:y1="10.672cm" svg:x2="11.556cm" svg:y2="6.863cm" draw:start-shape="id8" draw:start-glue-point="5" draw:end-shape="id2" draw:end-glue-point="1" svg:d="M14300 10672l-2744-3809" svg:viewBox="0 0 2745 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6:24:22.715045897</meta:creation-date>
    <dc:date>2018-03-24T21:54:42.822891926</dc:date>
    <meta:editing-duration>PT44M14S</meta:editing-duration>
    <meta:editing-cycles>13</meta:editing-cycles>
    <meta:generator>LibreOffice/5.4.5.1$Linux_X86_64 LibreOffice_project/40m0$Build-1</meta:generator>
    <meta:document-statistic meta:object-count="21"/>
  </office:meta>
</office:document-meta>
</file>